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OP DATABASE library;</text:p>
      <text:p text:style-name="Standard"/>
      <text:p text:style-name="Standard">CREATE DATABASE library;</text:p>
      <text:p text:style-name="Standard"/>
      <text:p text:style-name="Standard">USE library;</text:p>
      <text:p text:style-name="Standard"/>
      <text:p text:style-name="Standard">CREATE TABLE books(</text:p>
      <text:p text:style-name="Standard"><text:s text:c="8"/>book_code INTEGER(15) NOT NULL UNIQUE AUTO_INCREMENT,</text:p>
      <text:p text:style-name="Standard"><text:s text:c="8"/>title CHAR(45) NOT NULL,</text:p>
      <text:p text:style-name="Standard"><text:s text:c="8"/>author CHAR(45) NOT NULL,</text:p>
      <text:p text:style-name="Standard"><text:s text:c="8"/>year INTEGER(4) NOT NULL,</text:p>
      <text:p text:style-name="Standard"><text:s text:c="8"/>publisher CHAR(45) NOT NULL,</text:p>
      <text:p text:style-name="Standard"><text:s text:c="8"/>PRIMARY KEY (book_code)</text:p>
      <text:p text:style-name="Standard"><text:s text:c="8"/>);</text:p>
      <text:p text:style-name="Standard"/>
      <text:p text:style-name="Standard"/>
      <text:p text:style-name="Standard">INSERT INTO books(title, author, year, publisher) <text:s/>VALUES ("Cem Anos de Solidão", "Gabriel Marquez", 1965, "Ática");</text:p>
      <text:p text:style-name="Standard">INSERT INTO books(title, author, year, publisher) <text:s/>VALUES ("Amor nos Tempos do Cólera ", "Gabriel Marquez", 1983, "Moderna");</text:p>
      <text:p text:style-name="Standard">INSERT INTO books(title, author, year, publisher) <text:s/>VALUES ("Memória das MInhas Putas Tristes", "Gabriel Marquez", 1990, "Ática");</text:p>
      <text:p text:style-name="Standard">INSERT INTO books(title, author, year, publisher) <text:s/>VALUES ("Cem Anos de Solidão", "Gabriel Marquez", 1991, "Ática");</text:p>
      <text:p text:style-name="Standard">INSERT INTO books(title, author, year, publisher) <text:s/>VALUES ("Primo Basilio", "Eça de Queiroz", 1965, "Grupo Porto");</text:p>
      <text:p text:style-name="Standard">INSERT INTO books(title, author, year, publisher) <text:s/>VALUES ("Guerra e Paz ", "Tolstoi", 1948, "Editor SA");</text:p>
      <text:p text:style-name="Standard">INSERT INTO books(title, author, year, publisher) <text:s/>VALUES ("Elogio da Madrasta", "Mario Vargas Llosa", 1970, "Moderna");</text:p>
      <text:p text:style-name="Standard">INSERT INTO books(title, author, year, publisher) <text:s/>VALUES ("Cem Anos de Solidão", "Gabriel Marquez", 1973, "Grupo Porto");</text:p>
      <text:p text:style-name="Standard">INSERT INTO books(title, author, year, publisher) <text:s/>VALUES ("Travessuras da Menina Má", "Mario Vargas Llosa", 1940, "Editor SA");</text:p>
      <text:p text:style-name="Standard">INSERT INTO books(title, author, year, publisher) <text:s/>VALUES ("Pantaleão e as Visitadoras", "Mario Vargas Llosa", 1993, "Moderna");</text:p>
      <text:p text:style-name="Standard">INSERT INTO books(title, author, year, publisher) <text:s/>VALUES ("Os Cadernos de Dom Rigoberto", "Mario Vargas Llosa", 1985, "Ática");</text:p>
      <text:p text:style-name="Standard"/>
      <text:p text:style-name="Standard"/>
      <text:p text:style-name="Standard">CREATE TABLE users(</text:p>
      <text:p text:style-name="Standard"><text:s text:c="8"/>nif INTEGER(10) NOT NULL UNIQUE,</text:p>
      <text:p text:style-name="Standard"><text:s text:c="8"/>name CHAR(45) NOT NULL,</text:p>
      <text:p text:style-name="Standard"><text:s text:c="8"/>phone INTEGER(10) NOT NULL UNIQUE,</text:p>
      <text:p text:style-name="Standard"><text:s text:c="8"/>PRIMARY KEY (nif)</text:p>
      <text:p text:style-name="Standard"><text:s text:c="8"/>);</text:p>
      <text:p text:style-name="Standard"/>
      <text:p text:style-name="Standard"/>
      <text:p text:style-name="Standard"/>
      <text:p text:style-name="Standard">INSERT INTO users(nif, name, phone) VALUES (947382910, "Giselle", 936271840);</text:p>
      <text:p text:style-name="Standard">INSERT INTO users(nif, name, phone) VALUES (947382050, "Elodie", 936273230);</text:p>
      <text:p text:style-name="Standard">INSERT INTO users(nif, name, phone) VALUES (947392013, "Erica", 93839840);</text:p>
      <text:p text:style-name="Standard"><text:soft-page-break/>INSERT INTO users(nif, name, phone) VALUES (947373829, "Juliana", 918471840);</text:p>
      <text:p text:style-name="Standard">INSERT INTO users(nif, name, phone) VALUES (947558392, "Almeida", 902671840);</text:p>
      <text:p text:style-name="Standard">INSERT INTO users(nif, name, phone) VALUES (947329291, "Carlos", 993628140);</text:p>
      <text:p text:style-name="Standard">INSERT INTO users(nif, name, phone) VALUES (947339839, "Cassio", 904643940);</text:p>
      <text:p text:style-name="Standard"/>
      <text:p text:style-name="Standard">CREATE TABLE library_software(</text:p>
      <text:p text:style-name="Standard"><text:s text:c="8"/>nif INTEGER(10) NOT NULL,</text:p>
      <text:p text:style-name="Standard"><text:s text:c="8"/>book_code INTEGER (15) NOT NULL,</text:p>
      <text:p text:style-name="Standard"><text:s text:c="8"/>loan DATE NOT NULL,</text:p>
      <text:p text:style-name="Standard"><text:s text:c="8"/>return_back DATE,</text:p>
      <text:p text:style-name="Standard"><text:s text:c="8"/>FOREIGN KEY (nif) REFERENCES users(nif),</text:p>
      <text:p text:style-name="Standard"><text:s text:c="8"/>FOREIGN KEY (book_code) REFERENCES books(book_code)</text:p>
      <text:p text:style-name="Standard"><text:s text:c="8"/>);</text:p>
      <text:p text:style-name="Standard"/>
      <text:p text:style-name="Standard"/>
      <text:p text:style-name="Standard">INSERT INTO library_software(nif, title, author, loan, return_back) VALUES (947382910, "Cem Anos de Solidão", "Gabriel Marquez", 05/10/2020, 15/10/2020);</text:p>
      <text:p text:style-name="Standard">INSERT INTO library_software(nif, title, author, loan, return_back) VALUES (947382050, "Cem Anos de Solidão", "Gabriel Marquez", 15/10/2020, 30/10/2020);</text:p>
      <text:p text:style-name="Standard">INSERT INTO library_software(nif, title, author, loan, return_back) VALUES (947382910, "Amor nos Tempos do Colera", "Gabriel Marquez", 05/08/2020, 15/08/2020);</text:p>
      <text:p text:style-name="Standard">INSERT INTO library_software(nif, title, author, loan) VALUES (947339839, "Cem Anos de Solidão", "Gabriel Marquez", 25/10/2020);</text:p>
      <text:p text:style-name="Standard">INSERT INTO library_software(nif, title, author, loan) VALUES (947329291, "Cem Anos de Solidão", "Gabriel Marquez", 25/10/2020);</text:p>
      <text:p text:style-name="Standard">INSERT INTO library_software(nif, title, author, loan) VALUES (, "Cem Anos de Solidão", "Gabriel Marquez", 25/10/2020);</text:p>
      <text:p text:style-name="Standard">INSERT INTO library_software(nif, title, author, loan) VALUES (947329291, "Cem Anos de Solidão", "Gabriel Marquez", 25/10/2020);</text:p>
      <text:p text:style-name="Standard"/>
      <text:p text:style-name="Standard"/>
      <text:p text:style-name="Standard"/>
      <text:p text:style-name="Standard">mysql&gt; SELECT * FROM books WHERE author = "Tolstoi";</text:p>
      <text:p text:style-name="Standard"/>
      <text:p text:style-name="Standard"/>
      <text:p text:style-name="Standard">mysql&gt; SELECT COUNT(*) FROM library_software WHERE return_back IS NULL;</text:p>
      <text:p text:style-name="Standard"/>
      <text:p text:style-name="Standard">mysql&gt; SELECT publisher FROM books WHERE title = "Primo Basilio";</text:p>
      <text:p text:style-name="Standard"/>
      <text:p text:style-name="Standard">SELECT name FROM users WHERE nif IN (SELECT nif FROM library_software WHERE book_code in (SELECT book_code FROM books WHERE year &lt; 1970)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23:38:59.221758924</meta:creation-date>
    <dc:date>2020-11-24T00:27:16.264051427</dc:date>
    <meta:editing-duration>PT16M40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2" meta:paragraph-count="54" meta:word-count="486" meta:character-count="3912" meta:non-whitespace-character-count="3317"/>
  </office:meta>
</office:document-meta>
</file>